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ans-serif"/>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6.51cm" fo:margin-left="-0.206cm" fo:margin-top="0cm" fo:margin-bottom="0cm" table:align="left"/>
    </style:style>
    <style:style style:name="Tabla1.A" style:family="table-column">
      <style:table-column-properties style:column-width="7.197cm"/>
    </style:style>
    <style:style style:name="Tabla1.B" style:family="table-column">
      <style:table-column-properties style:column-width="1.984cm"/>
    </style:style>
    <style:style style:name="Tabla1.C" style:family="table-column">
      <style:table-column-properties style:column-width="7.329cm"/>
    </style:style>
    <style:style style:name="Tabla1.1" style:family="table-row">
      <style:table-row-properties fo:keep-together="auto"/>
    </style:style>
    <style:style style:name="Tabla1.A1" style:family="table-cell">
      <style:table-cell-properties fo:padding="0.097cm" fo:border="1pt solid #000001"/>
    </style:style>
    <style:style style:name="Tabla1.4" style:family="table-row">
      <style:table-row-properties style:min-row-height="0.67cm" fo:keep-together="auto"/>
    </style:style>
    <style:style style:name="P1" style:family="paragraph" style:parent-style-name="Standard">
      <style:paragraph-properties fo:margin-top="0cm" fo:margin-bottom="0.212cm" loext:contextual-spacing="false" fo:line-height="100%" fo:orphans="0" fo:widows="0"/>
      <style:text-properties officeooo:paragraph-rsid="000e8dde"/>
    </style:style>
    <style:style style:name="P2" style:family="paragraph" style:parent-style-name="Standard">
      <style:paragraph-properties fo:margin-top="0cm" fo:margin-bottom="0.212cm" loext:contextual-spacing="false" fo:line-height="100%" fo:orphans="0" fo:widows="0"/>
      <style:text-properties officeooo:rsid="000e8dde" officeooo:paragraph-rsid="000e8dde"/>
    </style:style>
    <style:style style:name="P3" style:family="paragraph" style:parent-style-name="Standard">
      <style:paragraph-properties fo:margin-top="0cm" fo:margin-bottom="0.212cm" loext:contextual-spacing="false" fo:line-height="100%" fo:orphans="0" fo:widows="0"/>
      <style:text-properties style:text-underline-style="none" officeooo:rsid="000e8dde" officeooo:paragraph-rsid="000e8dde"/>
    </style:style>
    <style:style style:name="P4" style:family="paragraph" style:parent-style-name="Standard">
      <style:paragraph-properties fo:margin-top="0cm" fo:margin-bottom="0.212cm" loext:contextual-spacing="false" fo:line-height="100%" fo:orphans="0" fo:widows="0"/>
      <style:text-properties officeooo:rsid="0010371b" officeooo:paragraph-rsid="0010371b"/>
    </style:style>
    <style:style style:name="P5" style:family="paragraph" style:parent-style-name="Standard">
      <style:paragraph-properties fo:margin-top="0cm" fo:margin-bottom="0.212cm" loext:contextual-spacing="false" fo:line-height="100%" fo:orphans="0" fo:widows="0"/>
      <style:text-properties officeooo:rsid="0014771a" officeooo:paragraph-rsid="0014771a"/>
    </style:style>
    <style:style style:name="P6" style:family="paragraph" style:parent-style-name="Standard">
      <style:paragraph-properties fo:margin-top="0cm" fo:margin-bottom="0.212cm" loext:contextual-spacing="false" fo:line-height="100%" fo:orphans="0" fo:widows="0"/>
      <style:text-properties officeooo:rsid="0014771a" officeooo:paragraph-rsid="001a9a40"/>
    </style:style>
    <style:style style:name="P7" style:family="paragraph" style:parent-style-name="Standard">
      <style:paragraph-properties fo:margin-top="0cm" fo:margin-bottom="0.212cm" loext:contextual-spacing="false" fo:line-height="100%" fo:orphans="0" fo:widows="0"/>
      <style:text-properties officeooo:rsid="0016b2f1" officeooo:paragraph-rsid="0016b2f1"/>
    </style:style>
    <style:style style:name="P8" style:family="paragraph" style:parent-style-name="Standard">
      <style:paragraph-properties fo:margin-top="0cm" fo:margin-bottom="0.212cm" loext:contextual-spacing="false" fo:line-height="100%" fo:orphans="0" fo:widows="0"/>
      <style:text-properties officeooo:rsid="00174c6d" officeooo:paragraph-rsid="00174c6d"/>
    </style:style>
    <style:style style:name="P9" style:family="paragraph" style:parent-style-name="Standard">
      <style:paragraph-properties fo:margin-top="0cm" fo:margin-bottom="0.212cm" loext:contextual-spacing="false" fo:line-height="100%" fo:orphans="0" fo:widows="0"/>
      <style:text-properties officeooo:rsid="001a9a40" officeooo:paragraph-rsid="001a9a40"/>
    </style:style>
    <style:style style:name="P10" style:family="paragraph" style:parent-style-name="Standard">
      <style:paragraph-properties fo:margin-top="0cm" fo:margin-bottom="0.212cm" loext:contextual-spacing="false" fo:line-height="100%" fo:orphans="0" fo:widows="0"/>
      <style:text-properties fo:color="#000000" officeooo:rsid="0014771a" officeooo:paragraph-rsid="0014771a"/>
    </style:style>
    <style:style style:name="P11" style:family="paragraph" style:parent-style-name="Standard">
      <style:paragraph-properties fo:margin-top="0cm" fo:margin-bottom="0.212cm" loext:contextual-spacing="false" fo:line-height="100%" fo:text-align="center" style:justify-single-word="false" fo:orphans="0" fo:widows="0"/>
      <style:text-properties style:font-name="Verdana" fo:font-size="12pt" officeooo:paragraph-rsid="000e8dde" style:font-name-asian="Verdana1" style:font-size-asian="12pt" style:font-name-complex="Verdana1" style:font-size-complex="12pt"/>
    </style:style>
    <style:style style:name="P12" style:family="paragraph" style:parent-style-name="Standard">
      <style:paragraph-properties fo:margin-top="0cm" fo:margin-bottom="0.212cm" loext:contextual-spacing="false" fo:line-height="100%" fo:orphans="0" fo:widows="0"/>
      <style:text-properties style:font-name="Verdana" fo:font-size="12pt" officeooo:paragraph-rsid="000e8dde" style:font-name-asian="Verdana1" style:font-size-asian="12pt" style:font-name-complex="Verdana1" style:font-size-complex="12pt"/>
    </style:style>
    <style:style style:name="P13" style:family="paragraph" style:parent-style-name="Standard">
      <style:paragraph-properties fo:margin-top="0cm" fo:margin-bottom="0.212cm" loext:contextual-spacing="false" fo:line-height="100%" fo:orphans="0" fo:widows="0"/>
      <style:text-properties fo:font-variant="normal" fo:text-transform="none" fo:color="#000000" style:font-name="Liberation Serif" fo:font-size="11.25pt" fo:letter-spacing="normal" fo:font-style="normal" fo:font-weight="bold" officeooo:rsid="001a9a40" officeooo:paragraph-rsid="001a9a40"/>
    </style:style>
    <style:style style:name="P14"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bold" officeooo:rsid="0014771a" officeooo:paragraph-rsid="001a9a40"/>
    </style:style>
    <style:style style:name="P15"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normal" officeooo:rsid="001a9a40" officeooo:paragraph-rsid="001a9a40" style:font-weight-asian="normal" style:font-weight-complex="normal"/>
    </style:style>
    <style:style style:name="P16"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normal" officeooo:rsid="001c737d" officeooo:paragraph-rsid="001c737d" style:font-weight-asian="normal" style:font-weight-complex="normal"/>
    </style:style>
    <style:style style:name="P17" style:family="paragraph" style:parent-style-name="Standard">
      <style:paragraph-properties fo:margin-top="0cm" fo:margin-bottom="0.212cm" loext:contextual-spacing="false" fo:line-height="100%" fo:orphans="0" fo:widows="0" fo:break-before="page"/>
      <style:text-properties officeooo:rsid="00174c6d" officeooo:paragraph-rsid="00174c6d"/>
    </style:style>
    <style:style style:name="P18" style:family="paragraph" style:parent-style-name="Standard">
      <style:paragraph-properties fo:margin-top="0cm" fo:margin-bottom="0.212cm" loext:contextual-spacing="false" fo:line-height="100%" fo:orphans="0" fo:widows="0" fo:break-before="page"/>
      <style:text-properties fo:font-variant="normal" fo:text-transform="none" fo:color="#000000" style:font-name="Ubuntu" fo:font-size="11.25pt" fo:letter-spacing="normal" fo:font-style="normal" style:text-underline-style="solid" style:text-underline-width="auto" style:text-underline-color="font-color" fo:font-weight="normal" officeooo:rsid="001c737d" officeooo:paragraph-rsid="001c737d" style:font-weight-asian="normal" style:font-weight-complex="normal"/>
    </style:style>
    <style:style style:name="P19" style:family="paragraph" style:parent-style-name="Subtitle">
      <style:paragraph-properties fo:margin-top="0cm" fo:margin-bottom="0.212cm" loext:contextual-spacing="false" fo:line-height="100%" fo:orphans="0" fo:widows="0" fo:break-before="page"/>
      <style:text-properties officeooo:rsid="000e8dde" officeooo:paragraph-rsid="000e8dde"/>
    </style:style>
    <style:style style:name="P20" style:family="paragraph" style:parent-style-name="Standard">
      <style:paragraph-properties fo:margin-top="0cm" fo:margin-bottom="0cm" loext:contextual-spacing="false" fo:line-height="100%" fo:orphans="0" fo:widows="0"/>
      <style:text-properties officeooo:paragraph-rsid="000e8dde"/>
    </style:style>
    <style:style style:name="P21" style:family="paragraph" style:parent-style-name="Standard">
      <style:paragraph-properties fo:margin-top="0cm" fo:margin-bottom="0cm" loext:contextual-spacing="false" fo:line-height="100%" fo:orphans="0" fo:widows="0"/>
      <style:text-properties officeooo:rsid="0014a48e" officeooo:paragraph-rsid="0014a48e"/>
    </style:style>
    <style:style style:name="P22" style:family="paragraph" style:parent-style-name="Standard">
      <style:paragraph-properties fo:margin-top="0cm" fo:margin-bottom="0cm" loext:contextual-spacing="false" fo:line-height="100%" fo:orphans="0" fo:widows="0"/>
      <style:text-properties officeooo:rsid="0016b2f1" officeooo:paragraph-rsid="0016b2f1"/>
    </style:style>
    <style:style style:name="P23" style:family="paragraph" style:parent-style-name="Standard">
      <style:paragraph-properties fo:margin-top="0cm" fo:margin-bottom="0cm" loext:contextual-spacing="false" fo:line-height="100%" fo:orphans="0" fo:widows="0"/>
      <style:text-properties officeooo:rsid="00190cbb" officeooo:paragraph-rsid="00190cbb"/>
    </style:style>
    <style:style style:name="P24" style:family="paragraph" style:parent-style-name="Standard">
      <style:paragraph-properties fo:margin-top="0cm" fo:margin-bottom="0cm" loext:contextual-spacing="false" fo:line-height="100%" fo:text-align="center" style:justify-single-word="false" fo:orphans="0" fo:widows="0"/>
      <style:text-properties style:font-name="Verdana" fo:font-size="12pt" fo:font-weight="bold" officeooo:paragraph-rsid="000e8dde" style:font-name-asian="Verdana1" style:font-size-asian="12pt" style:font-weight-asian="bold" style:font-name-complex="Verdana1" style:font-size-complex="12pt"/>
    </style:style>
    <style:style style:name="P25"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0371b" officeooo:paragraph-rsid="0010371b"/>
    </style:style>
    <style:style style:name="P26"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0e016" officeooo:paragraph-rsid="0010e016"/>
    </style:style>
    <style:style style:name="P27" style:family="paragraph" style:parent-style-name="Standard">
      <style:paragraph-properties fo:margin-left="0cm" fo:margin-right="0cm" fo:margin-top="0cm" fo:margin-bottom="0cm" loext:contextual-spacing="true" fo:line-height="100%" fo:orphans="0" fo:widows="0" fo:text-indent="0cm" style:auto-text-indent="false"/>
      <style:text-properties style:text-underline-style="solid" style:text-underline-width="auto" style:text-underline-color="font-color" officeooo:rsid="0010371b" officeooo:paragraph-rsid="00117996"/>
    </style:style>
    <style:style style:name="P28"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4771a" officeooo:paragraph-rsid="0014771a"/>
    </style:style>
    <style:style style:name="P29" style:family="paragraph" style:parent-style-name="Standard">
      <style:paragraph-properties fo:margin-left="0cm" fo:margin-right="0cm" fo:text-align="start" style:justify-single-word="false"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2" style:family="paragraph" style:parent-style-name="Standard">
      <style:paragraph-properties fo:margin-top="0.423cm" fo:margin-bottom="0cm" loext:contextual-spacing="false" fo:line-height="100%" fo:text-align="center" style:justify-single-word="false" fo:orphans="0" fo:widows="0"/>
      <style:text-properties style:font-name="Cambria" fo:font-size="18pt" fo:font-weight="bold" officeooo:paragraph-rsid="000e8dde" style:font-name-asian="Cambria1" style:font-size-asian="18pt" style:font-weight-asian="bold" style:font-name-complex="Cambria1" style:font-size-complex="18pt"/>
    </style:style>
    <style:style style:name="P33" style:family="paragraph" style:parent-style-name="Standard">
      <style:paragraph-properties fo:margin-top="0.423cm" fo:margin-bottom="0.212cm" loext:contextual-spacing="false" fo:line-height="100%" fo:text-align="center" style:justify-single-word="false" fo:orphans="0" fo:widows="0"/>
      <style:text-properties style:font-name="Cambria" fo:font-size="14pt" fo:font-style="italic" officeooo:paragraph-rsid="000e8dde" style:font-name-asian="Cambria1" style:font-size-asian="14pt" style:font-style-asian="italic" style:font-name-complex="Cambria1" style:font-size-complex="14pt"/>
    </style:style>
    <style:style style:name="P34" style:family="paragraph" style:parent-style-name="Standard" style:list-style-name="WWNum9">
      <style:paragraph-properties fo:margin-left="1.27cm" fo:margin-right="0cm" fo:margin-top="0cm" fo:margin-bottom="0cm" loext:contextual-spacing="true" fo:text-indent="-0.635cm" style:auto-text-indent="false"/>
      <style:text-properties officeooo:paragraph-rsid="0010371b"/>
    </style:style>
    <style:style style:name="P35" style:family="paragraph" style:parent-style-name="Standard" style:list-style-name="WWNum9">
      <style:paragraph-properties fo:margin-left="1.27cm" fo:margin-right="0cm" fo:margin-top="0cm" fo:margin-bottom="0cm" loext:contextual-spacing="true" fo:line-height="100%" fo:orphans="0" fo:widows="0" fo:text-indent="-0.635cm" style:auto-text-indent="false"/>
      <style:text-properties officeooo:rsid="0010371b" officeooo:paragraph-rsid="0010371b"/>
    </style:style>
    <style:style style:name="P36"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0371b" officeooo:paragraph-rsid="0010371b"/>
    </style:style>
    <style:style style:name="P37"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fo:color="#000000" style:font-name="Liberation Serif" fo:font-size="12pt" officeooo:rsid="0010371b" officeooo:paragraph-rsid="0010371b" fo:background-color="#e8f2fe" style:font-size-asian="10.5pt" style:font-size-complex="12pt"/>
    </style:style>
    <style:style style:name="P38"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0e016" officeooo:paragraph-rsid="0010e016"/>
    </style:style>
    <style:style style:name="P39"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32b9e" officeooo:paragraph-rsid="00132b9e"/>
    </style:style>
    <style:style style:name="P40"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50c35" officeooo:paragraph-rsid="00150c35"/>
    </style:style>
    <style:style style:name="P41"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50c35" officeooo:paragraph-rsid="0016b2f1"/>
    </style:style>
    <style:style style:name="P42" style:family="paragraph" style:parent-style-name="Standard" style:list-style-name="L2">
      <style:paragraph-properties fo:margin-top="0cm" fo:margin-bottom="0.212cm" loext:contextual-spacing="false" fo:line-height="100%" fo:orphans="0" fo:widows="0"/>
      <style:text-properties officeooo:rsid="000e8dde" officeooo:paragraph-rsid="000e8dde"/>
    </style:style>
    <style:style style:name="P43" style:family="paragraph" style:parent-style-name="Standard" style:list-style-name="L2">
      <style:paragraph-properties fo:margin-top="0cm" fo:margin-bottom="0.212cm" loext:contextual-spacing="false" fo:line-height="100%" fo:orphans="0" fo:widows="0"/>
      <style:text-properties officeooo:rsid="0014771a" officeooo:paragraph-rsid="0014771a"/>
    </style:style>
    <style:style style:name="P44" style:family="paragraph" style:parent-style-name="Standard" style:list-style-name="L2">
      <style:paragraph-properties fo:margin-top="0cm" fo:margin-bottom="0.212cm" loext:contextual-spacing="false" fo:line-height="100%" fo:orphans="0" fo:widows="0"/>
      <style:text-properties officeooo:rsid="0016b2f1" officeooo:paragraph-rsid="0016b2f1"/>
    </style:style>
    <style:style style:name="P45"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normal" officeooo:rsid="00216d82" officeooo:paragraph-rsid="00216d82" style:font-weight-asian="normal" style:font-weight-complex="normal"/>
    </style:style>
    <style:style style:name="P46"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normal" officeooo:rsid="001c737d" officeooo:paragraph-rsid="001c737d" style:font-weight-asian="normal" style:font-weight-complex="normal"/>
    </style:style>
    <style:style style:name="T1" style:family="text">
      <style:text-properties style:font-name="Verdana" fo:font-size="12pt" style:font-name-asian="Verdana1" style:font-size-asian="12pt" style:font-name-complex="Verdana1" style:font-size-complex="12pt"/>
    </style:style>
    <style:style style:name="T2" style:family="text">
      <style:text-properties style:font-name="Verdana" fo:font-size="12pt" fo:font-style="italic" fo:font-weight="bold" style:font-name-asian="Verdana1" style:font-size-asian="12pt" style:font-style-asian="italic" style:font-weight-asian="bold" style:font-name-complex="Verdana1" style:font-size-complex="12pt"/>
    </style:style>
    <style:style style:name="T3" style:family="text">
      <style:text-properties style:text-underline-style="solid" style:text-underline-width="auto" style:text-underline-color="font-color"/>
    </style:style>
    <style:style style:name="T4" style:family="text">
      <style:text-properties fo:color="#000000" style:font-name="Monospace" fo:font-size="10pt" fo:background-color="#e8f2fe" loext:char-shading-value="0" style:font-size-asian="10pt"/>
    </style:style>
    <style:style style:name="T5" style:family="text">
      <style:text-properties fo:color="#000000" style:font-name="Monospace" fo:font-size="10pt" style:font-size-asian="10pt"/>
    </style:style>
    <style:style style:name="T6" style:family="text">
      <style:text-properties fo:color="#000000" style:font-name="Monospace" fo:font-size="10pt" fo:background-color="#f0d8a8" loext:char-shading-value="0" style:font-size-asian="10pt"/>
    </style:style>
    <style:style style:name="T7" style:family="text">
      <style:text-properties fo:color="#000000" style:font-name="Monospace" fo:font-size="10pt" fo:background-color="#d4d4d4" loext:char-shading-value="0" style:font-size-asian="10pt"/>
    </style:style>
    <style:style style:name="T8" style:family="text">
      <style:text-properties fo:color="#000000" style:font-name="Monospace" fo:font-size="10pt" style:text-underline-style="solid" style:text-underline-width="auto" style:text-underline-color="font-color" style:font-size-asian="10pt"/>
    </style:style>
    <style:style style:name="T9" style:family="text">
      <style:text-properties fo:color="#000000" style:font-name="Liberation Serif" fo:font-size="12pt" fo:background-color="#e8f2fe" loext:char-shading-value="0" style:font-size-asian="10.5pt" style:font-size-complex="12pt"/>
    </style:style>
    <style:style style:name="T10" style:family="text">
      <style:text-properties fo:color="#000000" style:font-name="Liberation Serif" fo:font-size="12pt" officeooo:rsid="00132b9e" fo:background-color="#e8f2fe" loext:char-shading-value="0" style:font-size-asian="10.5pt" style:font-size-complex="12pt"/>
    </style:style>
    <style:style style:name="T11" style:family="text">
      <style:text-properties officeooo:rsid="0014771a"/>
    </style:style>
    <style:style style:name="T12" style:family="text">
      <style:text-properties officeooo:rsid="00150c35"/>
    </style:style>
    <style:style style:name="T13" style:family="text">
      <style:text-properties fo:color="#7f0055" style:font-name="Monospace" fo:font-size="10pt" fo:font-weight="bold" style:font-size-asian="10pt" style:font-weight-asian="bold"/>
    </style:style>
    <style:style style:name="T14" style:family="text">
      <style:text-properties fo:color="#3f7f5f" style:font-name="Monospace" fo:font-size="10pt" style:font-size-asian="10pt"/>
    </style:style>
    <style:style style:name="T15" style:family="text">
      <style:text-properties fo:color="#3f7f5f" style:font-name="Monospace" fo:font-size="10pt" style:text-underline-style="solid" style:text-underline-width="auto" style:text-underline-color="font-color" style:font-size-asian="10pt"/>
    </style:style>
    <style:style style:name="T16" style:family="text">
      <style:text-properties fo:color="#646464" style:font-name="Monospace" fo:font-size="10pt" style:font-size-asian="10pt"/>
    </style:style>
    <style:style style:name="T17" style:family="text">
      <style:text-properties fo:color="#2a00ff" style:font-name="Monospace" fo:font-size="10pt" style:font-size-asian="10pt"/>
    </style:style>
    <style:style style:name="T18" style:family="text">
      <style:text-properties fo:font-variant="normal" fo:text-transform="none" fo:color="#000000" style:font-name="Liberation Serif" fo:font-size="11.25pt" fo:letter-spacing="normal" fo:font-style="normal" fo:font-weight="bold"/>
    </style:style>
    <style:style style:name="T19" style:family="text">
      <style:text-properties fo:font-variant="normal" fo:text-transform="none" fo:color="#000000" style:font-name="Liberation Serif" fo:letter-spacing="normal"/>
    </style:style>
    <style:style style:name="T20" style:family="text">
      <style:text-properties fo:font-variant="normal" fo:text-transform="none" fo:color="#000000" style:text-line-through-style="none" style:text-line-through-type="none" style:font-name="Liberation Serif" fo:font-size="11.25pt" fo:letter-spacing="normal" fo:font-style="normal" style:text-underline-style="none" fo:font-weight="bold" style:text-blinking="false"/>
    </style:style>
    <style:style style:name="T21" style:family="text">
      <style:text-properties fo:font-variant="normal" fo:text-transform="none" fo:color="#000000" style:text-line-through-style="none" style:text-line-through-type="none" style:font-name="Ubuntu" fo:font-size="11.25pt" fo:letter-spacing="normal" fo:font-style="normal" style:text-underline-style="none" fo:font-weight="bold" style:text-blinking="false"/>
    </style:style>
    <style:style style:name="T22" style:family="text">
      <style:text-properties fo:font-variant="normal" fo:text-transform="none" fo:color="#000000" style:font-name="Ubuntu" fo:font-size="11.25pt" fo:letter-spacing="normal" fo:font-style="normal" fo:font-weight="bold"/>
    </style:style>
    <style:style style:name="T23" style:family="text">
      <style:text-properties fo:font-variant="normal" fo:text-transform="none" fo:color="#000000" fo:letter-spacing="normal"/>
    </style:style>
    <style:style style:name="T24" style:family="text">
      <style:text-properties officeooo:rsid="001f7120"/>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FIUBA - 75.07</text:p>
      <text:p text:style-name="P32">Algoritmos y programación III</text:p>
      <text:p text:style-name="P33">Trabajo práctico 2: AlgoFormers</text:p>
      <text:p text:style-name="P11">1er cuatrimestre, 2016</text:p>
      <text:p text:style-name="P11">(trabajo grupal de 4 integrantes)</text:p>
      <text:p text:style-name="P12">Alumnos:</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Nombre</text:p>
          </table:table-cell>
          <table:table-cell table:style-name="Tabla1.A1" office:value-type="string">
            <text:p text:style-name="P24">Padrón</text:p>
          </table:table-cell>
          <table:table-cell table:style-name="Tabla1.A1" office:value-type="string">
            <text:p text:style-name="P24">Mail</text:p>
          </table:table-cell>
        </table:table-row>
        <table:table-row table:style-name="Tabla1.1">
          <table:table-cell table:style-name="Tabla1.A1" office:value-type="string">
            <text:p text:style-name="P21">Carbón, Joaquín</text:p>
          </table:table-cell>
          <table:table-cell table:style-name="Tabla1.A1" office:value-type="string">
            <text:p text:style-name="P23">97.537</text:p>
          </table:table-cell>
          <table:table-cell table:style-name="Tabla1.A1" office:value-type="string">
            <text:p text:style-name="P21">joakoracing@hotmail.com</text:p>
          </table:table-cell>
        </table:table-row>
        <table:table-row table:style-name="Tabla1.1">
          <table:table-cell table:style-name="Tabla1.A1" office:value-type="string">
            <text:p text:style-name="P21">García Guarrochena, Carlos Ignacio</text:p>
          </table:table-cell>
          <table:table-cell table:style-name="Tabla1.A1" office:value-type="string">
            <text:p text:style-name="P21">87.299</text:p>
          </table:table-cell>
          <table:table-cell table:style-name="Tabla1.A1" office:value-type="string">
            <text:p text:style-name="P21">cignaciogarcia@gmail.com</text:p>
          </table:table-cell>
        </table:table-row>
        <table:table-row table:style-name="Tabla1.4">
          <table:table-cell table:style-name="Tabla1.A1" office:value-type="string">
            <text:p text:style-name="P21">La Penna, Mariano</text:p>
          </table:table-cell>
          <table:table-cell table:style-name="Tabla1.A1" office:value-type="string">
            <text:p text:style-name="P22">98.432</text:p>
          </table:table-cell>
          <table:table-cell table:style-name="Tabla1.A1" office:value-type="string">
            <text:p text:style-name="P21">mlapenna79@hotmail.com</text:p>
          </table:table-cell>
        </table:table-row>
        <table:table-row table:style-name="Tabla1.1">
          <table:table-cell table:style-name="Tabla1.A1" office:value-type="string">
            <text:p text:style-name="P21"/>
          </table:table-cell>
          <table:table-cell table:style-name="Tabla1.A1" office:value-type="string">
            <text:p text:style-name="P20"/>
          </table:table-cell>
          <table:table-cell table:style-name="Tabla1.A1" office:value-type="string">
            <text:p text:style-name="P21"/>
          </table:table-cell>
        </table:table-row>
      </table:table>
      <text:p text:style-name="P1"/>
      <text:p text:style-name="P1"/>
      <text:p text:style-name="P1"><text:span text:style-name="T2">Fecha de entrega final</text:span><text:span text:style-name="T1">: Jueves 23/06/2016 - Lunes 27/06/2016</text:span></text:p>
      <text:p text:style-name="P1"/>
      <text:p text:style-name="P1"><text:span text:style-name="T2">Tutor</text:span><text:span text:style-name="T1">:</text:span></text:p>
      <text:p text:style-name="P1"/>
      <text:p text:style-name="P1"><text:span text:style-name="T2">Comentarios</text:span><text:span text:style-name="T1">:</text:span></text:p>
      <text:p text:style-name="P1"/>
      <text:p text:style-name="P19"><text:span text:style-name="T3">1er Entrega</text:span> Jueves 02/06/2016 - Lunes 06/06/2016 </text:p>
      <text:p text:style-name="P2"/>
      <text:p text:style-name="P4">En esta primera entrega se inicio el desarrollo del trabajo empezando por los test que fueron propuestos:</text:p>
      <text:p text:style-name="P4"/>
      <text:list xml:id="list8027653309165605213" text:style-name="WWNum9">
        <text:list-item>
          <text:p text:style-name="P34">Se ubica un algoformer humanoide en un casillero, se pide que se mueva, se verifica nueva posición acorde a su modo.</text:p>
        </text:list-item>
        <text:list-item>
          <text:p text:style-name="P34">Se ubica un algoformer humanoide se lo transforma, se verifica que se pueda transformar en ambas direcciones.</text:p>
        </text:list-item>
        <text:list-item>
          <text:p text:style-name="P34">Se ubica un algoformer en su modo alterno y se pide que se mueva y se verifica que su nueva posición sea acorde.</text:p>
        </text:list-item>
        <text:list-item>
          <text:p text:style-name="P34">Crear una prueba de integración en la cual se pueda crear un juego, con 2 jugadores cada uno de ellos con sus 3 algoformers distribuidos en el tablero según el enunciado y la chispa suprema por el centro del tablero.</text:p>
        </text:list-item>
        <text:list-item>
          <text:p text:style-name="P35">Combinaciones en modos de: Ubicar un autobot, ubicar un decepticon, pedir que se ataquen respetando ( y no ) las distancias verificando los daños ( o no daños ).</text:p>
        </text:list-item>
      </text:list>
      <text:p text:style-name="P25"/>
      <text:p text:style-name="P25"/>
      <text:p text:style-name="P25">Para esto se desarrollaron varias clases, <text:span text:style-name="T12">entre ellas las principales son</text:span>:</text:p>
      <text:list xml:id="list2969749502804013540" text:style-name="L1">
        <text:list-item>
          <text:p text:style-name="P36">Tablero: se encarga de la carga del mapa ya creado en un directorio aparte. Se carga el mapa utilizando el paquete <text:span text:style-name="T4">org.json.simple.JSONObject .</text:span><text:span text:style-name="T9"> Esta clase también genera internamente una matriz donde se almacenan los casilleros que pueden tener un Algoformer, un bonus, una superficie, o vacio. T</text:span><text:span text:style-name="T10">iene métodos con los que se le pide al tablero que mueva o agregue un elemento en algún casillero.</text:span></text:p>
        </text:list-item>
        <text:list-item>
          <text:p text:style-name="P37">Casillero: se encarga de la manipulación de su contenido. En esta primera entrega solo se tienen Algoformers, pero debe tener una superficie y/o un bonus y/o una chispa y/o un Algoformer, etc. Includo puede ser Vacio.</text:p>
        </text:list-item>
        <text:list-item>
          <text:p text:style-name="P37">Vacio: clase para representar que un casillero no tiene contenido.</text:p>
        </text:list-item>
        <text:list-item>
          <text:p text:style-name="P36">Algoformer: es una clase abstracta de la que las clases Autobot y Decepticon heredan varios métodos comunes a ellos y los atributos.</text:p>
        </text:list-item>
        <text:list-item>
          <text:p text:style-name="P36">Autobot y Decepticon: clases abstractas que heredan de Algoformer. De ellas van a heredar cada uno de los robots.</text:p>
        </text:list-item>
        <text:list-item>
          <text:p text:style-name="P36">Optimus, Bumblebee, Ratchet: heredan de Autobot. Estas clases conocen cómo transformarse.</text:p>
        </text:list-item>
        <text:list-item>
          <text:p text:style-name="P36">Frenzy, Bonecrusher,Megatron: heredan de Decepticon. Estas clases conocen cómo transformarse.</text:p>
        </text:list-item>
        <text:list-item>
          <text:p text:style-name="P36">Posicion: clase auxiliar para que sea más cómodo el uso de coordenadas.</text:p>
        </text:list-item>
        <text:list-item>
          <text:p text:style-name="P38">MovimientoInvalidoDistanciaNoValida: clase de excepcion cuando dos posiciones no cumplen con las distancias mínimas definidas. Por ejemplo, si se quiere mover un Algoformer más lejos de lo que en realidad se le permite.</text:p>
        </text:list-item>
        <text:list-item>
          <text:p text:style-name="P38"><text:bookmark-start text:name="__DdeLink__1067_1832559696"/>TransformacionIncorrectaYaEsAlterno<text:bookmark-end text:name="__DdeLink__1067_1832559696"/>: excepción para cuando al pedir transformar un Algoformer a modo alterno, cuando ya estaba en ese modo.</text:p>
        </text:list-item>
        <text:list-item>
          <text:p text:style-name="P38">TransformacionIncorrectaYaEsHumanoide: idem anterior pero con el modo humanoide.</text:p>
        </text:list-item>
        <text:list-item>
          <text:p text:style-name="P38">MovimientoInvalidoCasilleroOcupado: excepción para cuando se selecciona un casillero destino que ya está ocupado.</text:p>
        </text:list-item>
        <text:list-item>
          <text:p text:style-name="P39">Ataque: realiza la validación para que se logre el ataque, <text:span text:style-name="T11">el cual se delega el efecto a cada uno de los Algoformers, es decir, que los algoformers se fijan si mueren por el ataque o si siguen con vida.</text:span></text:p>
        </text:list-item>
        <text:list-item>
          <text:p text:style-name="P40">Juego: esta clase se encarga de setear únicamente dos variables Jugador.</text:p>
        </text:list-item>
        <text:list-item>
          <text:p text:style-name="P41"><text:soft-page-break/>Jugador: inicializa el estado del jugador agregado y le asigna sus Algoformers.</text:p>
        </text:list-item>
      </text:list>
      <text:p text:style-name="P26"/>
      <text:p text:style-name="P25"/>
      <text:p text:style-name="P28">Se consideraron algunas cosas como premisas para el inicio del proyecto</text:p>
      <text:p text:style-name="P27"/>
      <text:list xml:id="list8100852095238443380" text:style-name="L2">
        <text:list-item>
          <text:p text:style-name="P42">Cuando se crea un Algoformer se crea en forma Humanoide</text:p>
        </text:list-item>
        <text:list-item>
          <text:p text:style-name="P43">Se carga el mapa ya creado en JSON. Con esto nos ahorramos la problemática de generar automáticamente un mapa.</text:p>
        </text:list-item>
        <text:list-item>
          <text:p text:style-name="P43">Se considera que hay dos jugadores y ninguno más.</text:p>
        </text:list-item>
        <text:list-item>
          <text:p text:style-name="P43">La velocidad de los algoformers indica la cantidad máxima de casilleros que se puede desplazar. En el enunciado solo muestra el caso en que se mueve la misma cantidad de casilleros pero no dice si se puede mover menos.</text:p>
        </text:list-item>
        <text:list-item>
          <text:p text:style-name="P43">No se considera el uso de superficies para esta entrega.</text:p>
        </text:list-item>
        <text:list-item>
          <text:p text:style-name="P44">No se considera la opción de fusión de los Algoformers para esta entrega.</text:p>
        </text:list-item>
      </text:list>
      <text:p text:style-name="P7"/>
      <text:p text:style-name="P8">Aclaración: el cuarto test del enunciado fue hablado con el docente y se llegó a la conclusión que no aportaba como ejercicio realizarlo.</text:p>
      <text:p text:style-name="P5"/>
      <text:p text:style-name="P9">Se realizaron también algunos tests unitarios y de integración media sobre los métodos más importantes de esta entrega:</text:p>
      <text:p text:style-name="P13">void</text:p>
      <text:p text:style-name="P9"><text:a xlink:type="simple" xlink:href="eclipse-javadoc:☂=Algoformers/src%3Cfiuba" text:style-name="Internet_20_link" text:visited-style-name="Visited_20_Internet_20_Link"><text:span text:style-name="T20">fiuba</text:span></text:a><text:span text:style-name="T18">.</text:span><text:a xlink:type="simple" xlink:href="eclipse-javadoc:☂=Algoformers/src%3Cfiuba.algo3" text:style-name="Internet_20_link" text:visited-style-name="Visited_20_Internet_20_Link"><text:span text:style-name="T20">algo3</text:span></text:a><text:span text:style-name="T18">.</text:span><text:a xlink:type="simple" xlink:href="eclipse-javadoc:☂=Algoformers/src%3Cfiuba.algo3.modelo" text:style-name="Internet_20_link" text:visited-style-name="Visited_20_Internet_20_Link"><text:span text:style-name="T20">modelo</text:span></text:a><text:span text:style-name="T18">.</text:span><text:a xlink:type="simple" xlink:href="eclipse-javadoc:☂=Algoformers/src%3Cfiuba.algo3.modelo%7BTablero.java☃Tablero" text:style-name="Internet_20_link" text:visited-style-name="Visited_20_Internet_20_Link"><text:span text:style-name="T20">Tablero</text:span></text:a><text:span text:style-name="T18">.agregarAlgoformerHumanoideSinEfectoDeSuperficie(</text:span><text:a xlink:type="simple" xlink:href="eclipse-javadoc:☂=Algoformers/src%3Cfiuba.algo3.modelo%7BTablero.java☃Tablero~agregarAlgoformerHumanoideSinEfectoDeSuperficie~QAlgoformer;~QPosicion;☂fiuba.algo3.modelo.Algoformer" text:style-name="Internet_20_link" text:visited-style-name="Visited_20_Internet_20_Link"><text:span text:style-name="T20">Algoformer</text:span></text:a><text:span text:style-name="T19"> </text:span><text:span text:style-name="T18">algoformer, </text:span><text:a xlink:type="simple" xlink:href="eclipse-javadoc:☂=Algoformers/src%3Cfiuba.algo3.modelo%7BTablero.java☃Tablero~agregarAlgoformerHumanoideSinEfectoDeSuperficie~QAlgoformer;~QPosicion;☂fiuba.algo3.modelo.Posicion" text:style-name="Internet_20_link" text:visited-style-name="Visited_20_Internet_20_Link"><text:span text:style-name="T20">Posicion</text:span></text:a><text:span text:style-name="T19"> </text:span><text:span text:style-name="T18">posicion)</text:span></text:p>
      <text:p text:style-name="P10"/>
      <text:p text:style-name="P14">void</text:p>
      <text:p text:style-name="P6"><text:a xlink:type="simple" xlink:href="eclipse-javadoc:☂=Algoformers/src%3Cfiuba" text:style-name="Internet_20_link" text:visited-style-name="Visited_20_Internet_20_Link"><text:span text:style-name="T21">fiuba</text:span></text:a><text:span text:style-name="T22">.</text:span><text:a xlink:type="simple" xlink:href="eclipse-javadoc:☂=Algoformers/src%3Cfiuba.algo3" text:style-name="Internet_20_link" text:visited-style-name="Visited_20_Internet_20_Link"><text:span text:style-name="T21">algo3</text:span></text:a><text:span text:style-name="T22">.</text:span><text:a xlink:type="simple" xlink:href="eclipse-javadoc:☂=Algoformers/src%3Cfiuba.algo3.modelo" text:style-name="Internet_20_link" text:visited-style-name="Visited_20_Internet_20_Link"><text:span text:style-name="T21">modelo</text:span></text:a><text:span text:style-name="T22">.</text:span><text:a xlink:type="simple" xlink:href="eclipse-javadoc:☂=Algoformers/src%3Cfiuba.algo3.modelo%7BTablero.java☃Tablero" text:style-name="Internet_20_link" text:visited-style-name="Visited_20_Internet_20_Link"><text:span text:style-name="T21">Tablero</text:span></text:a><text:span text:style-name="T22">.moverAlgoformerHumanoidesinEfectoDeLaSuperficie(</text:span><text:a xlink:type="simple" xlink:href="eclipse-javadoc:☂=Algoformers/src%3Cfiuba.algo3.modelo%7BTablero.java☃Tablero~moverAlgoformerHumanoidesinEfectoDeLaSuperficie~QAlgoformer;~QPosicion;☂fiuba.algo3.modelo.Algoformer" text:style-name="Internet_20_link" text:visited-style-name="Visited_20_Internet_20_Link"><text:span text:style-name="T21">Algoformer</text:span></text:a><text:span text:style-name="T23"> </text:span><text:span text:style-name="T22">algoformer, </text:span><text:a xlink:type="simple" xlink:href="eclipse-javadoc:☂=Algoformers/src%3Cfiuba.algo3.modelo%7BTablero.java☃Tablero~moverAlgoformerHumanoidesinEfectoDeLaSuperficie~QAlgoformer;~QPosicion;☂fiuba.algo3.modelo.Posicion" text:style-name="Internet_20_link" text:visited-style-name="Visited_20_Internet_20_Link"><text:span text:style-name="T21">Posicion</text:span></text:a><text:span text:style-name="T23"> </text:span><text:span text:style-name="T22">posicionFinal)</text:span></text:p>
      <text:p text:style-name="P14"/>
      <text:p text:style-name="P6"><text:span text:style-name="T22">void </text:span><text:a xlink:type="simple" xlink:href="eclipse-javadoc:☂=Algoformers/src%3Cfiuba" text:style-name="Internet_20_link" text:visited-style-name="Visited_20_Internet_20_Link"><text:span text:style-name="T21">fiuba</text:span></text:a><text:span text:style-name="T22">.</text:span><text:a xlink:type="simple" xlink:href="eclipse-javadoc:☂=Algoformers/src%3Cfiuba.algo3" text:style-name="Internet_20_link" text:visited-style-name="Visited_20_Internet_20_Link"><text:span text:style-name="T21">algo3</text:span></text:a><text:span text:style-name="T22">.</text:span><text:a xlink:type="simple" xlink:href="eclipse-javadoc:☂=Algoformers/src%3Cfiuba.algo3.modelo" text:style-name="Internet_20_link" text:visited-style-name="Visited_20_Internet_20_Link"><text:span text:style-name="T21">modelo</text:span></text:a><text:span text:style-name="T22">.</text:span><text:a xlink:type="simple" xlink:href="eclipse-javadoc:☂=Algoformers/src%3Cfiuba.algo3.modelo%7BAlgoformer.java☃Algoformer" text:style-name="Internet_20_link" text:visited-style-name="Visited_20_Internet_20_Link"><text:span text:style-name="T21">Algoformer</text:span></text:a><text:span text:style-name="T22">.transformarHumanoide()</text:span></text:p>
      <text:p text:style-name="P14"/>
      <text:p text:style-name="P6"><text:span text:style-name="T22">void </text:span><text:a xlink:type="simple" xlink:href="eclipse-javadoc:☂=Algoformers/src%3Cfiuba" text:style-name="Internet_20_link" text:visited-style-name="Visited_20_Internet_20_Link"><text:span text:style-name="T21">fiuba</text:span></text:a><text:span text:style-name="T22">.</text:span><text:a xlink:type="simple" xlink:href="eclipse-javadoc:☂=Algoformers/src%3Cfiuba.algo3" text:style-name="Internet_20_link" text:visited-style-name="Visited_20_Internet_20_Link"><text:span text:style-name="T21">algo3</text:span></text:a><text:span text:style-name="T22">.</text:span><text:a xlink:type="simple" xlink:href="eclipse-javadoc:☂=Algoformers/src%3Cfiuba.algo3.modelo" text:style-name="Internet_20_link" text:visited-style-name="Visited_20_Internet_20_Link"><text:span text:style-name="T21">modelo</text:span></text:a><text:span text:style-name="T22">.</text:span><text:a xlink:type="simple" xlink:href="eclipse-javadoc:☂=Algoformers/src%3Cfiuba.algo3.modelo%7BAlgoformer.java☃Algoformer" text:style-name="Internet_20_link" text:visited-style-name="Visited_20_Internet_20_Link"><text:span text:style-name="T21">Algoformer</text:span></text:a><text:span text:style-name="T22">.transformarAlterno()</text:span></text:p>
      <text:p text:style-name="P14"/>
      <text:p text:style-name="P6"><text:a xlink:type="simple" xlink:href="eclipse-javadoc:☂=Algoformers/src%3Cfiuba" text:style-name="Internet_20_link" text:visited-style-name="Visited_20_Internet_20_Link"><text:span text:style-name="T21">fiuba</text:span></text:a><text:span text:style-name="T22">.</text:span><text:a xlink:type="simple" xlink:href="eclipse-javadoc:☂=Algoformers/src%3Cfiuba.algo3" text:style-name="Internet_20_link" text:visited-style-name="Visited_20_Internet_20_Link"><text:span text:style-name="T21">algo3</text:span></text:a><text:span text:style-name="T22">.</text:span><text:a xlink:type="simple" xlink:href="eclipse-javadoc:☂=Algoformers/src%3Cfiuba.algo3.modelo" text:style-name="Internet_20_link" text:visited-style-name="Visited_20_Internet_20_Link"><text:span text:style-name="T21">modelo</text:span></text:a><text:span text:style-name="T22">.</text:span><text:a xlink:type="simple" xlink:href="eclipse-javadoc:☂=Algoformers/src%3Cfiuba.algo3.modelo%7BAtaque.java☃Ataque" text:style-name="Internet_20_link" text:visited-style-name="Visited_20_Internet_20_Link"><text:span text:style-name="T21">Ataque</text:span></text:a><text:span text:style-name="T22">.Ataque(</text:span><text:a xlink:type="simple" xlink:href="eclipse-javadoc:☂=Algoformers/src%3Cfiuba.algo3.modelo%7BAtaque.java☃Ataque~Ataque~QTablero;~QPosicion;~QPosicion;☂fiuba.algo3.modelo.Tablero" text:style-name="Internet_20_link" text:visited-style-name="Visited_20_Internet_20_Link"><text:span text:style-name="T21">Tablero</text:span></text:a><text:span text:style-name="T22"> tablero, </text:span><text:a xlink:type="simple" xlink:href="eclipse-javadoc:☂=Algoformers/src%3Cfiuba.algo3.modelo%7BAtaque.java☃Ataque~Ataque~QTablero;~QPosicion;~QPosicion;☂fiuba.algo3.modelo.Posicion" text:style-name="Internet_20_link" text:visited-style-name="Visited_20_Internet_20_Link"><text:span text:style-name="T21">Posicion</text:span></text:a><text:span text:style-name="T22"> posicionOrigen, </text:span><text:a xlink:type="simple" xlink:href="eclipse-javadoc:☂=Algoformers/src%3Cfiuba.algo3.modelo%7BAtaque.java☃Ataque~Ataque~QTablero;~QPosicion;~QPosicion;☂fiuba.algo3.modelo.Posicion" text:style-name="Internet_20_link" text:visited-style-name="Visited_20_Internet_20_Link"><text:span text:style-name="T21">Posicion</text:span></text:a><text:span text:style-name="T22">posicionDestino)</text:span></text:p>
      <text:p text:style-name="P14"/>
      <text:p text:style-name="P15"/>
      <text:p text:style-name="P18">Problemas ocurridos</text:p>
      <text:p text:style-name="P16"/>
      <text:p text:style-name="P16">Luego de que los test<text:span text:style-name="T24">s</text:span> anduviesen, pasamos a hacer la compilación con el Ant pero nos devuelve el siguiente error:</text:p>
      <text:p text:style-name="P16"/>
      <text:p text:style-name="P45">root@NachoxPC:/home/nachox/workspace/Algoformers# ant</text:p>
      <text:p text:style-name="P45">Buildfile: /home/nachox/workspace/Algoformers/build.xml</text:p>
      <text:p text:style-name="P45"/>
      <text:p text:style-name="P45">setup:</text:p>
      <text:p text:style-name="P45"><text:s text:c="3"/>[delete] Deleting directory /home/nachox/workspace/Algoformers/build</text:p>
      <text:p text:style-name="P45"><text:s text:c="4"/>[mkdir] Created dir: /home/nachox/workspace/Algoformers/build</text:p>
      <text:p text:style-name="P45"><text:s text:c="4"/>[mkdir] Created dir: /home/nachox/workspace/Algoformers/build/classes</text:p>
      <text:p text:style-name="P45"><text:s text:c="4"/>[mkdir] Created dir: /home/nachox/workspace/Algoformers/build/tests</text:p>
      <text:p text:style-name="P45"><text:s text:c="4"/>[mkdir] Created dir: /home/nachox/workspace/Algoformers/build/reports</text:p>
      <text:p text:style-name="P45"/>
      <text:p text:style-name="P45">download-ivy:</text:p>
      <text:p text:style-name="P45"><text:s text:c="5"/>[echo] installing ivy...</text:p>
      <text:p text:style-name="P45"><text:s text:c="6"/>[get] Getting: http://repo1.maven.org/maven2/org/apache/ivy/ivy/2.2.0/ivy-2.2.0.jar</text:p>
      <text:p text:style-name="P45"><text:s text:c="6"/>[get] To: /home/nachox/workspace/Algoformers/libs/ivy.jar</text:p>
      <text:p text:style-name="P45"><text:s text:c="6"/>[get] Not modified - so not downloaded</text:p>
      <text:p text:style-name="P45"/>
      <text:p text:style-name="P45">install-ivy:</text:p>
      <text:p text:style-name="P45"/>
      <text:p text:style-name="P45">resolve:</text:p>
      <text:p text:style-name="P45">[ivy:retrieve] :: Ivy 2.2.0 - 20100923230623 :: http://ant.apache.org/ivy/ ::</text:p>
      <text:p text:style-name="P45">[ivy:retrieve] :: loading settings :: url = jar:file:/home/nachox/workspace/Algoformers/libs/ivy.jar!/org/apache/ivy/core/settings/ivysettings.xml</text:p>
      <text:p text:style-name="P45">[ivy:retrieve] :: resolving dependencies :: org.apache#tp-final-algo3;working@NachoxPC</text:p>
      <text:p text:style-name="P45">[ivy:retrieve] <text:tab/>confs: [build]</text:p>
      <text:p text:style-name="P45">[ivy:retrieve] <text:tab/>found org.mockito#mockito-all;1.9.0 in public</text:p>
      <text:p text:style-name="P45">[ivy:retrieve] <text:tab/>found junit#junit;4.11 in public</text:p>
      <text:p text:style-name="P45">[ivy:retrieve] <text:tab/>found org.hamcrest#hamcrest-core;1.3 in public</text:p>
      <text:p text:style-name="P45">[ivy:retrieve] <text:tab/>found net.sourceforge.cobertura#cobertura;2.1.1 in public</text:p>
      <text:p text:style-name="P45">[ivy:retrieve] <text:tab/>found org.ow2.asm#asm;5.0.1 in public</text:p>
      <text:p text:style-name="P45">[ivy:retrieve] <text:tab/>found org.ow2.asm#asm-tree;5.0.1 in public</text:p>
      <text:p text:style-name="P45">[ivy:retrieve] <text:tab/>found org.ow2.asm#asm-commons;5.0.1 in public</text:p>
      <text:p text:style-name="P45">[ivy:retrieve] <text:tab/>found org.ow2.asm#asm-util;5.0.1 in public</text:p>
      <text:p text:style-name="P45">[ivy:retrieve] <text:tab/>found org.ow2.asm#asm-analysis;5.0.1 in public</text:p>
      <text:p text:style-name="P45"><text:soft-page-break/>[ivy:retrieve] <text:tab/>found oro#oro;2.0.8 in public</text:p>
      <text:p text:style-name="P45">[ivy:retrieve] <text:tab/>found jaxen#jaxen;1.1.4 in public</text:p>
      <text:p text:style-name="P45">[ivy:retrieve] <text:tab/>found org.apache.ant#ant;1.8.3 in public</text:p>
      <text:p text:style-name="P45">[ivy:retrieve] <text:tab/>found org.apache.ant#ant-launcher;1.8.3 in public</text:p>
      <text:p text:style-name="P45">[ivy:retrieve] <text:tab/>found org.apache.ant#ant-junit;1.8.3 in public</text:p>
      <text:p text:style-name="P45">[ivy:retrieve] <text:tab/>found org.mortbay.jetty#servlet-api-2.5;6.1.14 in public</text:p>
      <text:p text:style-name="P45">[ivy:retrieve] <text:tab/>found org.mortbay.jetty#jetty;6.1.14 in public</text:p>
      <text:p text:style-name="P45">[ivy:retrieve] <text:tab/>found org.mortbay.jetty#jetty-util;6.1.14 in public</text:p>
      <text:p text:style-name="P45">[ivy:retrieve] <text:tab/>found org.slf4j#slf4j-api;1.7.5 in public</text:p>
      <text:p text:style-name="P45">[ivy:retrieve] <text:tab/>found ch.qos.logback#logback-classic;1.0.13 in public</text:p>
      <text:p text:style-name="P45">[ivy:retrieve] <text:tab/>found ch.qos.logback#logback-core;1.0.13 in public</text:p>
      <text:p text:style-name="P45">[ivy:retrieve] <text:tab/>found org.apache.commons#commons-lang3;3.3.2 in public</text:p>
      <text:p text:style-name="P45">[ivy:retrieve] <text:tab/>found com.googlecode.json-simple#json-simple;1.1.1 in public</text:p>
      <text:p text:style-name="P45">[ivy:retrieve] :: resolution report :: resolve 771ms :: artifacts dl 13ms</text:p>
      <text:p text:style-name="P45">[ivy:retrieve] <text:tab/>:: evicted modules:</text:p>
      <text:p text:style-name="P45">[ivy:retrieve] <text:tab/>junit#junit;3.8.2 by [junit#junit;4.11] in [build]</text:p>
      <text:p text:style-name="P45">[ivy:retrieve] <text:tab/>junit#junit;4.10 by [junit#junit;4.11] in [build]</text:p>
      <text:p text:style-name="P45"><text:tab/>---------------------------------------------------------------------</text:p>
      <text:p text:style-name="P45"><text:tab/>| <text:s text:c="17"/>| <text:s text:c="11"/>modules <text:s text:c="11"/>|| <text:s text:c="2"/>artifacts <text:s text:c="2"/>|</text:p>
      <text:p text:style-name="P45"><text:tab/>| <text:s text:c="6"/>conf <text:s text:c="6"/>| number| search|dwnlded|evicted|| number|dwnlded|</text:p>
      <text:p text:style-name="P45"><text:tab/>---------------------------------------------------------------------</text:p>
      <text:p text:style-name="P45"><text:tab/>| <text:s text:c="6"/>build <text:s text:c="5"/>| <text:s text:c="2"/>24 <text:s/>| <text:s text:c="2"/>0 <text:s text:c="2"/>| <text:s text:c="2"/>0 <text:s text:c="2"/>| <text:s text:c="2"/>2 <text:s text:c="2"/>|| <text:s text:c="2"/>24 <text:s/>| <text:s text:c="2"/>0 <text:s text:c="2"/>|</text:p>
      <text:p text:style-name="P45"><text:tab/>---------------------------------------------------------------------</text:p>
      <text:p text:style-name="P45">[ivy:retrieve] :: retrieving :: org.apache#tp-final-algo3</text:p>
      <text:p text:style-name="P45">[ivy:retrieve] <text:tab/>confs: [build]</text:p>
      <text:p text:style-name="P45">[ivy:retrieve] <text:tab/>0 artifacts copied, 24 already retrieved (0kB/23ms)</text:p>
      <text:p text:style-name="P45">[ivy:retrieve] :: resolving dependencies :: org.apache#tp-final-algo3;working@NachoxPC</text:p>
      <text:p text:style-name="P45">[ivy:retrieve] <text:tab/>confs: [analysis]</text:p>
      <text:p text:style-name="P45">[ivy:retrieve] <text:tab/>found pmd#pmd;4.3 in public</text:p>
      <text:p text:style-name="P45">[ivy:retrieve] <text:tab/>found ant#ant;1.6 in public</text:p>
      <text:p text:style-name="P45">[ivy:retrieve] <text:tab/>found jaxen#jaxen;1.1.1 in public</text:p>
      <text:p text:style-name="P45">[ivy:retrieve] <text:tab/>found dom4j#dom4j;1.6.1 in public</text:p>
      <text:p text:style-name="P45">[ivy:retrieve] <text:tab/>found jdom#jdom;1.0 in public</text:p>
      <text:p text:style-name="P45">[ivy:retrieve] <text:tab/>found xml-apis#xml-apis;1.3.02 in public</text:p>
      <text:p text:style-name="P45">[ivy:retrieve] <text:tab/>found xerces#xercesImpl;2.6.2 in public</text:p>
      <text:p text:style-name="P45">[ivy:retrieve] <text:tab/>found xom#xom;1.0 in public</text:p>
      <text:p text:style-name="P45">[ivy:retrieve] <text:tab/>found xerces#xmlParserAPIs;2.6.2 in public</text:p>
      <text:p text:style-name="P45">[ivy:retrieve] <text:tab/>found xalan#xalan;2.6.0 in public</text:p>
      <text:p text:style-name="P45"><text:soft-page-break/>[ivy:retrieve] <text:tab/>found com.ibm.icu#icu4j;2.6.1 in public</text:p>
      <text:p text:style-name="P45">[ivy:retrieve] <text:tab/>found asm#asm;3.2 in public</text:p>
      <text:p text:style-name="P45">[ivy:retrieve] <text:tab/>found junit#junit;4.4 in public</text:p>
      <text:p text:style-name="P45">[ivy:retrieve] <text:tab/>found com.googlecode.json-simple#json-simple;1.1.1 in public</text:p>
      <text:p text:style-name="P45">[ivy:retrieve] <text:tab/>found junit#junit;4.10 in public</text:p>
      <text:p text:style-name="P45">[ivy:retrieve] <text:tab/>found org.hamcrest#hamcrest-core;1.1 in public</text:p>
      <text:p text:style-name="P45">[ivy:retrieve] :: resolution report :: resolve 357ms :: artifacts dl 24ms</text:p>
      <text:p text:style-name="P45">[ivy:retrieve] <text:tab/>:: evicted modules:</text:p>
      <text:p text:style-name="P45">[ivy:retrieve] <text:tab/>xml-apis#xml-apis;1.0.b2 by [xml-apis#xml-apis;1.3.02] in [analysis]</text:p>
      <text:p text:style-name="P45">[ivy:retrieve] <text:tab/>xml-apis#xml-apis;2.0.2 by [xml-apis#xml-apis;1.3.02] in [analysis]</text:p>
      <text:p text:style-name="P45">[ivy:retrieve] <text:tab/>junit#junit;4.4 by [junit#junit;4.10] in [analysis]</text:p>
      <text:p text:style-name="P45"><text:tab/>---------------------------------------------------------------------</text:p>
      <text:p text:style-name="P45"><text:tab/>| <text:s text:c="17"/>| <text:s text:c="11"/>modules <text:s text:c="11"/>|| <text:s text:c="2"/>artifacts <text:s text:c="2"/>|</text:p>
      <text:p text:style-name="P45"><text:tab/>| <text:s text:c="6"/>conf <text:s text:c="6"/>| number| search|dwnlded|evicted|| number|dwnlded|</text:p>
      <text:p text:style-name="P45"><text:tab/>---------------------------------------------------------------------</text:p>
      <text:p text:style-name="P45"><text:tab/>| <text:s text:c="4"/>analysis <text:s text:c="4"/>| <text:s text:c="2"/>18 <text:s/>| <text:s text:c="2"/>0 <text:s text:c="2"/>| <text:s text:c="2"/>0 <text:s text:c="2"/>| <text:s text:c="2"/>3 <text:s text:c="2"/>|| <text:s text:c="2"/>17 <text:s/>| <text:s text:c="2"/>0 <text:s text:c="2"/>|</text:p>
      <text:p text:style-name="P45"><text:tab/>---------------------------------------------------------------------</text:p>
      <text:p text:style-name="P45">[ivy:retrieve] :: retrieving :: org.apache#tp-final-algo3</text:p>
      <text:p text:style-name="P45">[ivy:retrieve] <text:tab/>confs: [analysis]</text:p>
      <text:p text:style-name="P45">[ivy:retrieve] <text:tab/>0 artifacts copied, 17 already retrieved (0kB/10ms)</text:p>
      <text:p text:style-name="P45"/>
      <text:p text:style-name="P45">compilar.aplicacion:</text:p>
      <text:p text:style-name="P45"><text:s text:c="4"/>[javac] Compiling 39 source files to /home/nachox/workspace/Algoformers/build</text:p>
      <text:p text:style-name="P45"><text:s text:c="4"/>[javac] /home/nachox/workspace/Algoformers/src/fiuba/algo3/modelo/Tablero.java:7: error: package org.json.simple does not exist</text:p>
      <text:p text:style-name="P45"><text:s text:c="4"/>[javac] import org.json.simple.JSONObject;</text:p>
      <text:p text:style-name="P45"><text:s text:c="4"/>[javac] <text:s text:c="22"/>^</text:p>
      <text:p text:style-name="P45"><text:s text:c="4"/>[javac] /home/nachox/workspace/Algoformers/src/fiuba/algo3/modelo/Tablero.java:8: error: package org.json.simple does not exist</text:p>
      <text:p text:style-name="P45"><text:s text:c="4"/>[javac] import org.json.simple.JSONArray;</text:p>
      <text:p text:style-name="P45"><text:s text:c="4"/>[javac] <text:s text:c="22"/>^</text:p>
      <text:p text:style-name="P45"><text:s text:c="4"/>[javac] /home/nachox/workspace/Algoformers/src/fiuba/algo3/modelo/Tablero.java:21: error: cannot find symbol</text:p>
      <text:p text:style-name="P45"><text:s text:c="4"/>[javac] <text:tab/>public Tablero(JSONObject json){</text:p>
      <text:p text:style-name="P45"><text:s text:c="4"/>[javac] <text:tab/> <text:s text:c="14"/>^</text:p>
      <text:p text:style-name="P45"><text:s text:c="4"/>[javac] <text:s text:c="2"/>symbol: <text:s text:c="2"/>class JSONObject</text:p>
      <text:p text:style-name="P45"><text:s text:c="4"/>[javac] <text:s text:c="2"/>location: class Tablero</text:p>
      <text:p text:style-name="P45"><text:s text:c="4"/>[javac] 3 errors</text:p>
      <text:p text:style-name="P45"/>
      <text:p text:style-name="P45"><text:soft-page-break/>BUILD FAILED</text:p>
      <text:p text:style-name="P45">/home/nachox/workspace/Algoformers/build.xml:56: Compile failed; see the compiler error output for details.</text:p>
      <text:p text:style-name="P45"/>
      <text:p text:style-name="P45">Total time: 3 seconds</text:p>
      <text:p text:style-name="P45">root@NachoxPC:/home/nachox/workspace/Algoformers# </text:p>
      <text:p text:style-name="P17">Los test realizados fueron los siguientes:</text:p>
      <text:p text:style-name="P8"><text:span text:style-name="T13">package</text:span><text:span text:style-name="T5"> fiuba.algo3.tests;</text:span></text:p>
      <text:p text:style-name="P30"/>
      <text:p text:style-name="P29"><text:span text:style-name="T13">import</text:span><text:span text:style-name="T5"> java.io.FileReader;</text:span></text:p>
      <text:p text:style-name="P30"/>
      <text:p text:style-name="P29"><text:span text:style-name="T13">import</text:span><text:span text:style-name="T5"> fiuba.algo3.modelo.*;</text:span></text:p>
      <text:p text:style-name="P29"><text:span text:style-name="T13">import</text:span><text:span text:style-name="T5"> org.json.simple.JSONObject;</text:span></text:p>
      <text:p text:style-name="P29"><text:span text:style-name="T13">import</text:span><text:span text:style-name="T5"> org.json.simple.parser.JSONParser;</text:span></text:p>
      <text:p text:style-name="P29"><text:span text:style-name="T13">import</text:span><text:span text:style-name="T5"> org.json.simple.parser.ParseException;</text:span></text:p>
      <text:p text:style-name="P29"><text:span text:style-name="T13">import</text:span><text:span text:style-name="T5"> java.io.IOException;</text:span></text:p>
      <text:p text:style-name="P29"><text:span text:style-name="T13">import</text:span><text:span text:style-name="T5"> java.io.FileNotFoundException;</text:span></text:p>
      <text:p text:style-name="P30"/>
      <text:p text:style-name="P29"><text:span text:style-name="T13">import</text:span><text:span text:style-name="T5"> org.junit.Assert;</text:span></text:p>
      <text:p text:style-name="P29"><text:span text:style-name="T13">import</text:span><text:span text:style-name="T5"> org.junit.Test;</text:span></text:p>
      <text:p text:style-name="P30"/>
      <text:p text:style-name="P29"><text:span text:style-name="T13">public</text:span><text:span text:style-name="T5"> </text:span><text:span text:style-name="T13">class</text:span><text:span text:style-name="T5"> EntregablesTest {</text:span></text:p>
      <text:p text:style-name="P31"><text:tab/></text:p>
      <text:p text:style-name="P29"><text:span text:style-name="T5"><text:tab/></text:span><text:span text:style-name="T14">// </text:span><text:span text:style-name="T15">Primera</text:span><text:span text:style-name="T14"> </text:span><text:span text:style-name="T15">entrega</text:span><text:span text:style-name="T14"> </text:span><text:span text:style-name="T15">Jueves</text:span><text:span text:style-name="T14"> 02/06/2016 - </text:span><text:span text:style-name="T15">Lunes</text:span><text:span text:style-name="T14"> 06/06/2016</text:span></text:p>
      <text:p text:style-name="P31"><text:tab/></text:p>
      <text:p text:style-name="P29"><text:span text:style-name="T5"><text:tab/></text:span><text:span text:style-name="T16">@</text:span><text:span text:style-name="T5">Test</text:span></text:p>
      <text:p text:style-name="P29"><text:span text:style-name="T5"><text:tab/></text:span><text:span text:style-name="T13">public</text:span><text:span text:style-name="T5"> </text:span><text:span text:style-name="T13">void</text:span><text:span text:style-name="T5"> testAgregarAlgoformerHumanoideMoverYVerificarPosicion() </text:span><text:span text:style-name="T13">throws</text:span><text:span text:style-name="T5"> FileNotFoundException, </text:span></text:p>
      <text:p text:style-name="P31"><text:tab/> IOException, ParseException {</text:p>
      <text:p text:style-name="P30"/>
      <text:p text:style-name="P29"><text:span text:style-name="T5"><text:tab/><text:tab/>JSONParser parser = </text:span><text:span text:style-name="T13">new</text:span><text:span text:style-name="T5"> JSONParser();</text:span></text:p>
      <text:p text:style-name="P29"><text:span text:style-name="T5"><text:tab/><text:tab/>JSONObject jsonTablero = (JSONObject) parser.parse(</text:span><text:span text:style-name="T13">new</text:span><text:span text:style-name="T5"> FileReader(</text:span><text:span text:style-name="T17">"mapas/1.json"</text:span><text:span text:style-name="T5">));</text:span></text:p>
      <text:p text:style-name="P29"><text:span text:style-name="T5"><text:tab/><text:tab/>Tablero tablero = </text:span><text:span text:style-name="T13">new</text:span><text:span text:style-name="T5"> Tablero(jsonTablero);</text:span></text:p>
      <text:p text:style-name="P29"><text:span text:style-name="T5"><text:tab/><text:tab/>Algoformer prime = </text:span><text:span text:style-name="T13">new</text:span><text:span text:style-name="T5"> Optimus();</text:span></text:p>
      <text:p text:style-name="P30"/>
      <text:p text:style-name="P29"><text:span text:style-name="T5"><text:tab/><text:tab/>Posicion nuevaPosicion = </text:span><text:span text:style-name="T13">new</text:span><text:span text:style-name="T5"> Posicion(3, 1);</text:span></text:p>
      <text:p text:style-name="P29"><text:span text:style-name="T5"><text:tab/><text:tab/>Posicion ultimaPosicion = </text:span><text:span text:style-name="T13">new</text:span><text:span text:style-name="T5"> Posicion(5, 1);</text:span></text:p>
      <text:p text:style-name="P31"><text:tab/><text:tab/></text:p>
      <text:p text:style-name="P29"><text:span text:style-name="T5"><text:tab/><text:tab/></text:span><text:span text:style-name="T13">try</text:span><text:span text:style-name="T5"> {prime.transformarHumanoide();}</text:span></text:p>
      <text:p text:style-name="P29"><text:span text:style-name="T5"><text:tab/><text:tab/></text:span><text:span text:style-name="T13">catch</text:span><text:span text:style-name="T5">(Exception e){}</text:span></text:p>
      <text:p text:style-name="P31"><text:tab/><text:tab/></text:p>
      <text:p text:style-name="P31"><text:tab/><text:tab/>tablero.agregarAlgoformerHumanoideSinEfectoDeSuperficie(prime, nuevaPosicion);</text:p>
      <text:p text:style-name="P31"><text:tab/><text:tab/>tablero.moverAlgoformerHumanoidesinEfectoDeLaSuperficie(prime,ultimaPosicion);</text:p>
      <text:p text:style-name="P30"/>
      <text:p text:style-name="P31"><text:tab/><text:tab/>Posicion auxPosicion = prime.getPosicion();</text:p>
      <text:p text:style-name="P31"><text:tab/><text:tab/></text:p>
      <text:p text:style-name="P31"><text:tab/><text:tab/>Assert.assertEquals(ultimaPosicion.obtenerPosicionX(), auxPosicion.obtenerPosicionX());</text:p>
      <text:p text:style-name="P31"><text:tab/><text:tab/>Assert.assertEquals(ultimaPosicion.obtenerPosicionY(), auxPosicion.obtenerPosicionY());</text:p>
      <text:p text:style-name="P31"><text:tab/><text:tab/></text:p>
      <text:p text:style-name="P31"><text:tab/>}</text:p>
      <text:p text:style-name="P31"><text:tab/></text:p>
      <text:p text:style-name="P29"><text:span text:style-name="T5"><text:tab/></text:span><text:span text:style-name="T16">@</text:span><text:span text:style-name="T5">Test</text:span></text:p>
      <text:p text:style-name="P29"><text:span text:style-name="T5"><text:tab/></text:span><text:span text:style-name="T13">public</text:span><text:span text:style-name="T5"> </text:span><text:span text:style-name="T13">void</text:span><text:span text:style-name="T5"> testAgregarAlgoformerAlternoMoverYVerificarPosicion() </text:span><text:span text:style-name="T13">throws</text:span><text:span text:style-name="T5"> FileNotFoundException, </text:span></text:p>
      <text:p text:style-name="P31"><text:tab/> IOException, ParseException {</text:p>
      <text:p text:style-name="P30"/>
      <text:p text:style-name="P29"><text:span text:style-name="T5"><text:tab/><text:tab/>JSONParser parser = </text:span><text:span text:style-name="T13">new</text:span><text:span text:style-name="T5"> JSONParser();</text:span></text:p>
      <text:p text:style-name="P29"><text:span text:style-name="T5"><text:tab/><text:tab/>JSONObject jsonTablero = (JSONObject) parser.parse(</text:span><text:span text:style-name="T13">new</text:span><text:span text:style-name="T5"> FileReader(</text:span><text:span text:style-name="T17">"mapas/1.json"</text:span><text:span text:style-name="T5">));</text:span></text:p>
      <text:p text:style-name="P29"><text:span text:style-name="T5"><text:tab/><text:tab/>Tablero tablero = </text:span><text:span text:style-name="T13">new</text:span><text:span text:style-name="T5"> Tablero(jsonTablero);</text:span></text:p>
      <text:p text:style-name="P29"><text:span text:style-name="T5"><text:tab/><text:tab/>Algoformer prime = </text:span><text:span text:style-name="T13">new</text:span><text:span text:style-name="T5"> Optimus();</text:span></text:p>
      <text:p text:style-name="P29"><text:soft-page-break/><text:span text:style-name="T5"><text:tab/><text:tab/>Posicion nuevaPosicion = </text:span><text:span text:style-name="T13">new</text:span><text:span text:style-name="T5"> Posicion(3,1);</text:span></text:p>
      <text:p text:style-name="P29"><text:span text:style-name="T5"><text:tab/><text:tab/>Posicion ultimaPosicion = </text:span><text:span text:style-name="T13">new</text:span><text:span text:style-name="T5"> Posicion(5,1);</text:span></text:p>
      <text:p text:style-name="P30"/>
      <text:p text:style-name="P29"><text:span text:style-name="T5"><text:tab/><text:tab/></text:span><text:span text:style-name="T13">try</text:span><text:span text:style-name="T5"> {prime.transformarAlterno();}</text:span></text:p>
      <text:p text:style-name="P29"><text:span text:style-name="T5"><text:tab/><text:tab/></text:span><text:span text:style-name="T13">catch</text:span><text:span text:style-name="T5">(Exception e){}</text:span></text:p>
      <text:p text:style-name="P31"><text:tab/><text:tab/></text:p>
      <text:p text:style-name="P31"><text:tab/><text:tab/>tablero.agregarAlgoformerHumanoideSinEfectoDeSuperficie(prime,nuevaPosicion);</text:p>
      <text:p text:style-name="P31"><text:tab/><text:tab/>tablero.moverAlgoformerHumanoidesinEfectoDeLaSuperficie(prime,ultimaPosicion);</text:p>
      <text:p text:style-name="P30"/>
      <text:p text:style-name="P31"><text:tab/><text:tab/>Posicion auxPosicion = prime.getPosicion();</text:p>
      <text:p text:style-name="P31"><text:tab/><text:tab/></text:p>
      <text:p text:style-name="P31"><text:tab/><text:tab/>Assert.assertEquals(ultimaPosicion.obtenerPosicionX(), auxPosicion.obtenerPosicionX());</text:p>
      <text:p text:style-name="P31"><text:tab/><text:tab/>Assert.assertEquals(ultimaPosicion.obtenerPosicionY(), auxPosicion.obtenerPosicionY());</text:p>
      <text:p text:style-name="P31"><text:tab/><text:tab/></text:p>
      <text:p text:style-name="P31"><text:tab/>}</text:p>
      <text:p text:style-name="P31"><text:tab/></text:p>
      <text:p text:style-name="P29"><text:span text:style-name="T5"><text:tab/></text:span><text:span text:style-name="T16">@</text:span><text:span text:style-name="T5">Test(expected=MovimientoInvalidoDistanciaNoValida.</text:span><text:span text:style-name="T13">class</text:span><text:span text:style-name="T5">)</text:span></text:p>
      <text:p text:style-name="P29"><text:span text:style-name="T5"><text:tab/></text:span><text:span text:style-name="T13">public</text:span><text:span text:style-name="T5"> </text:span><text:span text:style-name="T13">void</text:span><text:span text:style-name="T5"> testAgregarAlgoformerYCambiarDeModoEnAmbasDirecciones() </text:span><text:span text:style-name="T13">throws</text:span><text:span text:style-name="T5"> FileNotFoundException, IOException, ParseException {</text:span></text:p>
      <text:p text:style-name="P29"><text:span text:style-name="T5"><text:tab/><text:tab/>JSONParser parser = </text:span><text:span text:style-name="T13">new</text:span><text:span text:style-name="T5"> JSONParser();</text:span></text:p>
      <text:p text:style-name="P29"><text:span text:style-name="T5"><text:tab/><text:tab/>JSONObject jsonTablero = (JSONObject) parser.parse(</text:span><text:span text:style-name="T13">new</text:span><text:span text:style-name="T5"> FileReader(</text:span><text:span text:style-name="T17">"mapas/1.json"</text:span><text:span text:style-name="T5">));</text:span></text:p>
      <text:p text:style-name="P29"><text:span text:style-name="T5"><text:tab/><text:tab/>Tablero tablero = </text:span><text:span text:style-name="T13">new</text:span><text:span text:style-name="T5"> Tablero(jsonTablero);</text:span></text:p>
      <text:p text:style-name="P29"><text:span text:style-name="T5"><text:tab/><text:tab/>Algoformer prime = </text:span><text:span text:style-name="T13">new</text:span><text:span text:style-name="T5"> Optimus();</text:span></text:p>
      <text:p text:style-name="P29"><text:span text:style-name="T5"><text:tab/><text:tab/>Posicion nuevaPosicion = </text:span><text:span text:style-name="T13">new</text:span><text:span text:style-name="T5"> Posicion(0,1);</text:span></text:p>
      <text:p text:style-name="P29"><text:span text:style-name="T5"><text:tab/><text:tab/>Posicion ultimaPosicionAlterno = </text:span><text:span text:style-name="T13">new</text:span><text:span text:style-name="T5"> Posicion(4,1);</text:span></text:p>
      <text:p text:style-name="P31"><text:tab/><text:tab/></text:p>
      <text:p text:style-name="P29"><text:span text:style-name="T5"><text:tab/><text:tab/></text:span><text:span text:style-name="T13">try</text:span><text:span text:style-name="T5"> {prime.transformarAlterno();} </text:span><text:span text:style-name="T14">//</text:span><text:span text:style-name="T15">Optimus</text:span><text:span text:style-name="T14"> </text:span><text:span text:style-name="T15">alterno</text:span><text:span text:style-name="T14"> </text:span><text:span text:style-name="T15">tiene</text:span><text:span text:style-name="T14"> </text:span><text:span text:style-name="T15">velocidad</text:span><text:span text:style-name="T14"> 5</text:span></text:p>
      <text:p text:style-name="P29"><text:span text:style-name="T5"><text:tab/><text:tab/></text:span><text:span text:style-name="T13">catch</text:span><text:span text:style-name="T5">(Exception e){}</text:span></text:p>
      <text:p text:style-name="P31"><text:tab/><text:tab/></text:p>
      <text:p text:style-name="P31"><text:tab/><text:tab/>tablero.agregarAlgoformerHumanoideSinEfectoDeSuperficie(prime,nuevaPosicion);</text:p>
      <text:p text:style-name="P31"><text:tab/><text:tab/>tablero.moverAlgoformerHumanoidesinEfectoDeLaSuperficie(prime, ultimaPosicionAlterno);</text:p>
      <text:p text:style-name="P31"><text:tab/><text:tab/>Posicion auxPosicion = prime.getPosicion();</text:p>
      <text:p text:style-name="P31"><text:tab/><text:tab/>Assert.assertEquals(ultimaPosicionAlterno.obtenerPosicionX(), auxPosicion.obtenerPosicionX());</text:p>
      <text:p text:style-name="P31"><text:tab/><text:tab/>Assert.assertEquals(ultimaPosicionAlterno.obtenerPosicionY(), auxPosicion.obtenerPosicionY());</text:p>
      <text:p text:style-name="P31"><text:tab/><text:tab/></text:p>
      <text:p text:style-name="P29"><text:span text:style-name="T5"><text:tab/><text:tab/></text:span><text:span text:style-name="T13">try</text:span><text:span text:style-name="T5"> {prime.transformarHumanoide();}</text:span></text:p>
      <text:p text:style-name="P29"><text:span text:style-name="T5"><text:tab/><text:tab/></text:span><text:span text:style-name="T13">catch</text:span><text:span text:style-name="T5">(Exception e){}</text:span></text:p>
      <text:p text:style-name="P31"><text:tab/><text:tab/></text:p>
      <text:p text:style-name="P29"><text:span text:style-name="T5"><text:tab/><text:tab/>Posicion ultimaPosicionHumanoide = </text:span><text:span text:style-name="T13">new</text:span><text:span text:style-name="T5"> Posicion (6,1);</text:span></text:p>
      <text:p text:style-name="P31"><text:tab/><text:tab/>tablero.moverAlgoformerHumanoidesinEfectoDeLaSuperficie(prime, ultimaPosicionHumanoide);</text:p>
      <text:p text:style-name="P31"><text:tab/><text:tab/>Posicion auxPosicion2 = prime.getPosicion();</text:p>
      <text:p text:style-name="P31"><text:tab/><text:tab/>Assert.assertEquals(ultimaPosicionHumanoide.obtenerPosicionX(), auxPosicion2.obtenerPosicionX());</text:p>
      <text:p text:style-name="P31"><text:tab/><text:tab/>Assert.assertEquals(ultimaPosicionHumanoide.obtenerPosicionY(), auxPosicion2.obtenerPosicionY());</text:p>
      <text:p text:style-name="P29"><text:span text:style-name="T5"><text:tab/><text:tab/>Posicion posicionInvalidaHumanoide = </text:span><text:span text:style-name="T13">new</text:span><text:span text:style-name="T5"> Posicion (9,1);</text:span></text:p>
      <text:p text:style-name="P31"><text:tab/><text:tab/>tablero.moverAlgoformerHumanoidesinEfectoDeLaSuperficie(prime, posicionInvalidaHumanoide);</text:p>
      <text:p text:style-name="P31"><text:soft-page-break/><text:tab/><text:tab/></text:p>
      <text:p text:style-name="P31"><text:tab/>}</text:p>
      <text:p text:style-name="P30"/>
      <text:p text:style-name="P29"><text:span text:style-name="T5"><text:tab/></text:span><text:span text:style-name="T16">@</text:span><text:span text:style-name="T5">Test(expected=TransformacionIncorresctaYaEsHumanoide.</text:span><text:span text:style-name="T13">class</text:span><text:span text:style-name="T5">)</text:span></text:p>
      <text:p text:style-name="P29"><text:span text:style-name="T5"><text:tab/></text:span><text:span text:style-name="T13">public</text:span><text:span text:style-name="T5"> </text:span><text:span text:style-name="T13">void</text:span><text:span text:style-name="T5"> testCrearAlgoformerHumanoideYCambiarAlMismoModo(){</text:span></text:p>
      <text:p text:style-name="P29"><text:span text:style-name="T5"><text:tab/><text:tab/>Algoformer prime = </text:span><text:span text:style-name="T13">new</text:span><text:span text:style-name="T5"> Optimus();</text:span></text:p>
      <text:p text:style-name="P31"><text:tab/><text:tab/>prime.transformarHumanoide();</text:p>
      <text:p text:style-name="P31"><text:tab/>}</text:p>
      <text:p text:style-name="P30"/>
      <text:p text:style-name="P29"><text:span text:style-name="T5"><text:tab/></text:span><text:span text:style-name="T16">@</text:span><text:span text:style-name="T5">Test(expected=TransformacionIncorresctaYaEsAlterno.</text:span><text:span text:style-name="T13">class</text:span><text:span text:style-name="T5">)</text:span></text:p>
      <text:p text:style-name="P29"><text:span text:style-name="T5"><text:tab/></text:span><text:span text:style-name="T13">public</text:span><text:span text:style-name="T5"> </text:span><text:span text:style-name="T13">void</text:span><text:span text:style-name="T5"> testCrearAlgoformerTransformarAAlternoYCambiarAlMismoModo(){</text:span></text:p>
      <text:p text:style-name="P29"><text:span text:style-name="T5"><text:tab/><text:tab/>Algoformer prime = </text:span><text:span text:style-name="T13">new</text:span><text:span text:style-name="T5"> Optimus();</text:span></text:p>
      <text:p text:style-name="P31"><text:tab/><text:tab/>prime.transformarAlterno();</text:p>
      <text:p text:style-name="P31"><text:tab/><text:tab/>prime.transformarAlterno();</text:p>
      <text:p text:style-name="P31"><text:tab/>}</text:p>
      <text:p text:style-name="P30"/>
      <text:p text:style-name="P29"><text:span text:style-name="T5"><text:tab/></text:span><text:span text:style-name="T16">@</text:span><text:span text:style-name="T5">Test</text:span></text:p>
      <text:p text:style-name="P29"><text:span text:style-name="T5"><text:tab/></text:span><text:span text:style-name="T13">public</text:span><text:span text:style-name="T5"> </text:span><text:span text:style-name="T13">void</text:span><text:span text:style-name="T5"> testAutobotAtacaDecepticonConDanos() </text:span><text:span text:style-name="T13">throws</text:span><text:span text:style-name="T5"> FileNotFoundException, IOException, ParseException {</text:span></text:p>
      <text:p text:style-name="P29"><text:span text:style-name="T5"><text:tab/><text:tab/>JSONParser parser = </text:span><text:span text:style-name="T13">new</text:span><text:span text:style-name="T5"> JSONParser();</text:span></text:p>
      <text:p text:style-name="P29"><text:span text:style-name="T5"><text:tab/><text:tab/>JSONObject jsonTablero = (JSONObject) parser.parse(</text:span><text:span text:style-name="T13">new</text:span><text:span text:style-name="T5"> FileReader(</text:span><text:span text:style-name="T17">"mapas/1.json"</text:span><text:span text:style-name="T5">));</text:span></text:p>
      <text:p text:style-name="P29"><text:span text:style-name="T5"><text:tab/><text:tab/>Tablero tablero = </text:span><text:span text:style-name="T13">new</text:span><text:span text:style-name="T5"> Tablero(jsonTablero);</text:span></text:p>
      <text:p text:style-name="P30"/>
      <text:p text:style-name="P29"><text:span text:style-name="T5"><text:tab/><text:tab/>Optimus optimus = </text:span><text:span text:style-name="T13">new</text:span><text:span text:style-name="T5"> Optimus();</text:span></text:p>
      <text:p text:style-name="P29"><text:span text:style-name="T5"><text:tab/><text:tab/>Frenzy frenzy = </text:span><text:span text:style-name="T13">new</text:span><text:span text:style-name="T5"> Frenzy();</text:span></text:p>
      <text:p text:style-name="P30"/>
      <text:p text:style-name="P29"><text:span text:style-name="T5"><text:tab/><text:tab/>Posicion posicion1 = </text:span><text:span text:style-name="T13">new</text:span><text:span text:style-name="T5"> Posicion(0, 0);</text:span></text:p>
      <text:p text:style-name="P29"><text:span text:style-name="T5"><text:tab/><text:tab/>Posicion </text:span><text:span text:style-name="T6">posicion2</text:span><text:span text:style-name="T5"> = </text:span><text:span text:style-name="T13">new</text:span><text:span text:style-name="T5"> Posicion(2, 2);</text:span></text:p>
      <text:p text:style-name="P30"/>
      <text:p text:style-name="P31"><text:tab/><text:tab/>tablero.agregarAlgoformerHumanoide(optimus, posicion1);</text:p>
      <text:p text:style-name="P29"><text:span text:style-name="T5"><text:tab/><text:tab/>tablero.agregarAlgoformerHumanoide(frenzy, </text:span><text:span text:style-name="T7">posicion2</text:span><text:span text:style-name="T5">);</text:span></text:p>
      <text:p text:style-name="P30"/>
      <text:p text:style-name="P29"><text:span text:style-name="T5"><text:tab/><text:tab/></text:span><text:span text:style-name="T13">int</text:span><text:span text:style-name="T5"> vidaFrenzyEsperadaLuegoDeAtaque = frenzy.getVida() - optimus.getAtaque();</text:span></text:p>
      <text:p text:style-name="P30"/>
      <text:p text:style-name="P29"><text:span text:style-name="T5"><text:tab/><text:tab/>Ataque </text:span><text:span text:style-name="T8">ataque</text:span><text:span text:style-name="T5"> = </text:span><text:span text:style-name="T13">new</text:span><text:span text:style-name="T5"> Ataque(tablero, posicion1, </text:span><text:span text:style-name="T7">posicion2</text:span><text:span text:style-name="T5">);</text:span></text:p>
      <text:p text:style-name="P30"/>
      <text:p text:style-name="P29"><text:span text:style-name="T5"><text:tab/><text:tab/></text:span><text:span text:style-name="T14">// El primer </text:span><text:span text:style-name="T15">ataque</text:span><text:span text:style-name="T14"> </text:span><text:span text:style-name="T15">est</text:span><text:span text:style-name="T14">� </text:span><text:span text:style-name="T15">dentro</text:span><text:span text:style-name="T14"> </text:span><text:span text:style-name="T15">de</text:span><text:span text:style-name="T14"> </text:span><text:span text:style-name="T15">la</text:span><text:span text:style-name="T14"> </text:span><text:span text:style-name="T15">distancia</text:span><text:span text:style-name="T14"> y </text:span><text:span text:style-name="T15">debe</text:span><text:span text:style-name="T14"> </text:span><text:span text:style-name="T15">restarle</text:span><text:span text:style-name="T14"> </text:span><text:span text:style-name="T15">vida</text:span></text:p>
      <text:p text:style-name="P31"><text:tab/><text:tab/>Assert.assertEquals(vidaFrenzyEsperadaLuegoDeAtaque, frenzy.getVida());</text:p>
      <text:p text:style-name="P30"/>
      <text:p text:style-name="P29"><text:span text:style-name="T5"><text:tab/><text:tab/></text:span><text:span text:style-name="T7">posicion2</text:span><text:span text:style-name="T5">.setCoordenadas(2, 3);</text:span></text:p>
      <text:p text:style-name="P29"><text:span text:style-name="T5"><text:tab/><text:tab/>tablero.moverAlgoformerHumanoidesinEfectoDeLaSuperficie(frenzy, </text:span><text:span text:style-name="T7">posicion2</text:span><text:span text:style-name="T5">);</text:span></text:p>
      <text:p text:style-name="P31"><text:tab/><text:tab/>vidaFrenzyEsperadaLuegoDeAtaque = frenzy.getVida();</text:p>
      <text:p text:style-name="P29"><text:span text:style-name="T5"><text:tab/><text:tab/>ataque = </text:span><text:span text:style-name="T13">new</text:span><text:span text:style-name="T5"> Ataque(tablero, posicion1, </text:span><text:span text:style-name="T7">posicion2</text:span><text:span text:style-name="T5">);</text:span></text:p>
      <text:p text:style-name="P30"/>
      <text:p text:style-name="P29"><text:span text:style-name="T5"><text:tab/><text:tab/>Assert.assertEquals(vidaFrenzyEsperadaLuegoDeAtaque, frenzy.getVida()); </text:span><text:span text:style-name="T14">// </text:span><text:span text:style-name="T15">Este</text:span><text:span text:style-name="T14"> </text:span><text:span text:style-name="T15">est</text:span><text:span text:style-name="T14">� </text:span><text:span text:style-name="T15">fuera</text:span><text:span text:style-name="T14"> </text:span><text:span text:style-name="T15">de</text:span><text:span text:style-name="T14"> </text:span><text:span text:style-name="T15">la</text:span><text:span text:style-name="T14"> </text:span><text:span text:style-name="T15">distancia</text:span><text:span text:style-name="T14"> y no </text:span><text:span text:style-name="T15">debe</text:span><text:span text:style-name="T14"> </text:span><text:span text:style-name="T15">restarle</text:span></text:p>
      <text:p text:style-name="P30"/>
      <text:p text:style-name="P29"><text:span text:style-name="T5"><text:tab/><text:tab/></text:span><text:span text:style-name="T7">posicion2</text:span><text:span text:style-name="T5">.setCoordenadas(7, 7);</text:span></text:p>
      <text:p text:style-name="P29"><text:span text:style-name="T5"><text:tab/><text:tab/>tablero.moverAlgoformerHumanoidesinEfectoDeLaSuperficie(frenzy, </text:span><text:span text:style-name="T7">posicion2</text:span><text:span text:style-name="T5">);</text:span></text:p>
      <text:p text:style-name="P31"><text:tab/><text:tab/>vidaFrenzyEsperadaLuegoDeAtaque = frenzy.getVida();</text:p>
      <text:p text:style-name="P29"><text:span text:style-name="T5"><text:tab/><text:tab/>ataque = </text:span><text:span text:style-name="T13">new</text:span><text:span text:style-name="T5"> Ataque(tablero, posicion1, </text:span><text:span text:style-name="T7">posicion2</text:span><text:span text:style-name="T5">);</text:span></text:p>
      <text:p text:style-name="P30"/>
      <text:p text:style-name="P29"><text:span text:style-name="T5"><text:tab/><text:tab/>Assert.assertEquals(vidaFrenzyEsperadaLuegoDeAtaque, frenzy.getVida()); </text:span><text:span text:style-name="T14">// </text:span><text:span text:style-name="T15">Este</text:span><text:span text:style-name="T14"> </text:span><text:span text:style-name="T15">est</text:span><text:span text:style-name="T14">� </text:span><text:span text:style-name="T15">fuera</text:span><text:span text:style-name="T14"> </text:span><text:span text:style-name="T15">de</text:span><text:span text:style-name="T14"> </text:span><text:span text:style-name="T15">la</text:span><text:span text:style-name="T14"> </text:span><text:span text:style-name="T15">distancia</text:span><text:span text:style-name="T14"> y no </text:span><text:span text:style-name="T15">debe</text:span><text:span text:style-name="T14"> </text:span><text:span text:style-name="T15">restarle</text:span></text:p>
      <text:p text:style-name="P30"/>
      <text:p text:style-name="P29"><text:span text:style-name="T5"><text:tab/><text:tab/></text:span><text:span text:style-name="T7">posicion2</text:span><text:span text:style-name="T5">.setCoordenadas(1, 1);</text:span></text:p>
      <text:p text:style-name="P29"><text:span text:style-name="T5"><text:tab/><text:tab/>tablero.moverAlgoformerHumanoidesinEfectoDeLaSuperficie(frenzy, </text:span><text:soft-page-break/><text:span text:style-name="T7">posicion2</text:span><text:span text:style-name="T5">);</text:span></text:p>
      <text:p text:style-name="P31"><text:tab/><text:tab/>vidaFrenzyEsperadaLuegoDeAtaque = frenzy.getVida() - optimus.getAtaque();;</text:p>
      <text:p text:style-name="P29"><text:span text:style-name="T5"><text:tab/><text:tab/>ataque = </text:span><text:span text:style-name="T13">new</text:span><text:span text:style-name="T5"> Ataque(tablero, posicion1, </text:span><text:span text:style-name="T7">posicion2</text:span><text:span text:style-name="T5">);</text:span></text:p>
      <text:p text:style-name="P30"/>
      <text:p text:style-name="P29"><text:span text:style-name="T5"><text:tab/><text:tab/>Assert.assertEquals(vidaFrenzyEsperadaLuegoDeAtaque, frenzy.getVida()); </text:span><text:span text:style-name="T14">// </text:span><text:span text:style-name="T15">Este</text:span><text:span text:style-name="T14"> </text:span><text:span text:style-name="T15">est</text:span><text:span text:style-name="T14">� </text:span><text:span text:style-name="T15">dentro</text:span><text:span text:style-name="T14"> </text:span><text:span text:style-name="T15">de</text:span><text:span text:style-name="T14"> </text:span><text:span text:style-name="T15">la</text:span><text:span text:style-name="T14"> </text:span><text:span text:style-name="T15">distancia</text:span><text:span text:style-name="T14"> y </text:span><text:span text:style-name="T15">debe</text:span><text:span text:style-name="T14"> </text:span><text:span text:style-name="T15">restarle</text:span></text:p>
      <text:p text:style-name="P30"/>
      <text:p text:style-name="P31"><text:tab/>}</text:p>
      <text:p text:style-name="P31">}</text:p>
      <text:p text:style-name="P8"/>
      <text:p text:style-name="P5"/>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ans-serif"/>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7:22:17.729877931</meta:creation-date>
    <dc:date>2016-06-06T15:06:43.484624948</dc:date>
    <meta:editing-duration>PT2H53M57S</meta:editing-duration>
    <meta:editing-cycles>15</meta:editing-cycles>
    <meta:generator>LibreOffice/5.0.5.2$Linux_x86 LibreOffice_project/00m0$Build-2</meta:generator>
    <meta:document-statistic meta:table-count="1" meta:image-count="0" meta:object-count="0" meta:page-count="11" meta:paragraph-count="297" meta:word-count="1669" meta:character-count="17096" meta:non-whitespace-character-count="15120"/>
  </office:meta>
</office:document-meta>
</file>